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As a Software Engineer, I have spent 6 years of my career focused on delivering high quality software to my company’s customers, with their focus and needs being on sorting through large numbers of documents in a timely fashion. This has meant understanding ingestion, storage, and display of arbitrary data. It has included custom data visualizations. This was primarily done with <text:a xlink:type="simple" xlink:href="https://www.python.org/" office:name=""><text:span text:style-name="Definition">Python</text:span></text:a> and <text:a xlink:type="simple" xlink:href="https://ubuntu.com/" office:name=""><text:span text:style-name="Definition">Ubuntu Linux</text:span></text:a>, but has also included work with <text:a xlink:type="simple" xlink:href="https://www.perl.org/" office:name=""><text:span text:style-name="Definition">Perl</text:span></text:a> and <text:a xlink:type="simple" xlink:href="https://www.php.net/" office:name=""><text:span text:style-name="Definition">PHP</text:span></text:a>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Lead maintainer for ETL pipelines, encompassing over 250 transformations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Guided the team through splitting our ETL pipelines into multiple repositories.</text:p>
        </text:list-item>
        <text:list-item>
          <text:p text:style-name="P3">Organized the migration of ETL pipelines from Python 2 to Python 3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Created ELT jobs to ingest third party data to make it available internally.</text:p>
        </text:list-item>
        <text:list-item>
          <text:p text:style-name="P4">Installed and configured multiple <text:a xlink:type="simple" xlink:href="https://hadoop.apache.org/" office:name=""><text:span text:style-name="Definition">Hadoop</text:span></text:a> clusters.</text:p>
        </text:list-item>
        <text:list-item>
          <text:p text:style-name="P4">Developed new ETL jobs to aggregate data from Pulsepoint’s RTB exchange.</text:p>
        </text:list-item>
        <text:list-item>
          <text:p text:style-name="P4">Converted <text:a xlink:type="simple" xlink:href="https://sqoop.apache.org/" office:name=""><text:span text:style-name="Definition">Sqoop</text:span></text:a> jobs to use <text:a xlink:type="simple" xlink:href="https://www.freetds.org/" office:name=""><text:span text:style-name="Definition">FreeBCP</text:span></text:a> instead.</text:p>
        </text:list-item>
        <text:list-item>
          <text:p text:style-name="P4">Collaborated with other teams to help them use the systems to find the data they need.</text:p>
        </text:list-item>
        <text:list-item>
          <text:p text:style-name="P4">Worked with other teams to define and then implement needed features for our internal ETL pipeline framework.</text:p>
        </text:list-item>
        <text:list-item>
          <text:p text:style-name="P4">Added over a hundred automated tests to our ETL pipeline.</text:p>
        </text:list-item>
        <text:list-item>
          <text:p text:style-name="P4">Managed data backfill issues whenever they arose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Developed advanced search tool using <text:a xlink:type="simple" xlink:href="https://www.python.org/" office:name=""><text:span text:style-name="Definition">Python</text:span></text:a>, <text:a xlink:type="simple" xlink:href="https://www.turbogears.org/" office:name=""><text:span text:style-name="Definition">TurboGears</text:span></text:a>, and <text:a xlink:type="simple" xlink:href="https://jquery.com/" office:name=""><text:span text:style-name="Definition">jQuery</text:span></text:a>.</text:p>
        </text:list-item>
        <text:list-item>
          <text:p text:style-name="P6">Created new document production framework from scratch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Wrote <text:a xlink:type="simple" xlink:href="https://www.python.org/" office:name=""><text:span text:style-name="Definition">Python</text:span></text:a> framework to manage long running background jobs.</text:p>
        </text:list-item>
        <text:list-item>
          <text:p text:style-name="P6">Reduced multi-hour <text:a xlink:type="simple" xlink:href="https://www.sqlalchemy.org/" office:name=""><text:span text:style-name="Definition">SQLAlchemy</text:span></text:a> bulk database jobs to minutes.</text:p>
        </text:list-item>
        <text:list-item>
          <text:p text:style-name="P6">Found major security hole (remote code execution) and closed it.</text:p>
        </text:list-item>
        <text:list-item>
          <text:p text:style-name="P6">Spearheaded conversion from <text:a xlink:type="simple" xlink:href="http://yui.github.io/yui2/" office:name=""><text:span text:style-name="Definition">YUI 2</text:span></text:a> to <text:a xlink:type="simple" xlink:href="https://jquery.com/" office:name=""><text:span text:style-name="Definition">jQuery</text:span></text:a> and <text:a xlink:type="simple" xlink:href="https://jqueryui.com/" office:name=""><text:span text:style-name="Definition">jQueryUI</text:span></text:a>.</text:p>
        </text:list-item>
        <text:list-item>
          <text:p text:style-name="P6">Documented internal server API, wrote a <text:a xlink:type="simple" xlink:href="https://www.python.org/" office:name=""><text:span text:style-name="Definition">Python</text:span></text:a> class to standardize it’s use.</text:p>
        </text:list-item>
        <text:list-item>
          <text:p text:style-name="P6">Added tag cloud (using <text:a xlink:type="simple" xlink:href="https://github.com/russelporosky/jQuery.awesomeCloud.plugin" office:name=""><text:span text:style-name="Definition">awesomecloud plugin for jQuery</text:span></text:a>).</text:p>
        </text:list-item>
        <text:list-item>
          <text:p text:style-name="P6">Added support for allowing customers to login using <text:a xlink:type="simple" xlink:href="https://www.openid.net/" office:name=""><text:span text:style-name="Definition">OpenID</text:span></text:a>.</text:p>
        </text:list-item>
        <text:list-item>
          <text:p text:style-name="P6">Mentored other developers in the use of <text:a xlink:type="simple" xlink:href="https://www.turbogears.org/" office:name=""><text:span text:style-name="Definition">TurboGears</text:span></text:a>, <text:a xlink:type="simple" xlink:href="https://www.sqlalchemy.org/" office:name=""><text:span text:style-name="Definition">SQLAlchemy</text:span></text:a>, <text:a xlink:type="simple" xlink:href="https://www.python.org/" office:name=""><text:span text:style-name="Definition">Python</text:span></text:a>, and JavaScript.</text:p>
        </text:list-item>
        <text:list-item>
          <text:p text:style-name="P6">Organized weekly meetings for members of the frontend (OTGUI) team, providing a chance to discuss (in depth) the issues the team was facing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15T00:57:05Z</meta:creation-date>
    <dc:date>2026-01-15T00:57:05Z</dc:date>
  </office:meta>
</office:document-meta>
</file>